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ssianStemFilter.next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ssianStemFilter.RussianStemFilter( TokenStream in ,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ssianStemFilter.setStemmer( RussianStemmer stem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